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svg:width="6.2929in" svg:height="3.5449in" svg:x="0.0201in" svg:y="1.8406in">
            <draw:object draw:notify-on-update-of-ranges="Sheet1.A1:Sheet1.A1 Sheet1.A2:Sheet1.A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/>
          <table:table-cell office:value-type="string">
            <text:p>speedup</text:p>
          </table:table-cell>
        </table:table-row>
        <table:table-row table:style-name="ro1">
          <table:table-cell office:value-type="string">
            <text:p>singlethreaded</text:p>
          </table:table-cell>
          <table:table-cell office:value-type="float" office:value="89.985">
            <text:p>89.985</text:p>
          </table:table-cell>
          <table:table-cell table:formula="of:=[.B2]/[.B2]" office:value-type="float" office:value="1">
            <text:p>1</text:p>
          </table:table-cell>
        </table:table-row>
        <table:table-row table:style-name="ro1">
          <table:table-cell office:value-type="string">
            <text:p>1 thread</text:p>
          </table:table-cell>
          <table:table-cell office:value-type="float" office:value="89.896">
            <text:p>89.896</text:p>
          </table:table-cell>
          <table:table-cell table:formula="of:=[.B2]/[.B3]" office:value-type="float" office:value="1.00099003292694">
            <text:p>1.0009900329</text:p>
          </table:table-cell>
        </table:table-row>
        <table:table-row table:style-name="ro1">
          <table:table-cell office:value-type="string">
            <text:p>2 threads</text:p>
          </table:table-cell>
          <table:table-cell office:value-type="float" office:value="45.89">
            <text:p>45.89</text:p>
          </table:table-cell>
          <table:table-cell table:formula="of:=[.B2]/[.B4]" office:value-type="float" office:value="1.96088472434082">
            <text:p>1.9608847243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31.392">
            <text:p>31.392</text:p>
          </table:table-cell>
          <table:table-cell table:formula="of:=[.B2]/[.B5]" office:value-type="float" office:value="2.86649464831804">
            <text:p>2.866494648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4.042">
            <text:p>24.042</text:p>
          </table:table-cell>
          <table:table-cell table:formula="of:=[.B2]/[.B6]" office:value-type="float" office:value="3.74282505615173">
            <text:p>3.7428250562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3.649">
            <text:p>23.649</text:p>
          </table:table-cell>
          <table:table-cell table:formula="of:=[.B2]/[.B7]" office:value-type="float" office:value="3.80502346822276">
            <text:p>3.8050234682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20.717">
            <text:p>20.717</text:p>
          </table:table-cell>
          <table:table-cell table:formula="of:=[.B2]/[.B8]" office:value-type="float" office:value="4.34353429550611">
            <text:p>4.3435342955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8.688">
            <text:p>18.688</text:p>
          </table:table-cell>
          <table:table-cell table:formula="of:=[.B2]/[.B9]" office:value-type="float" office:value="4.81512200342466">
            <text:p>4.8151220034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7.571">
            <text:p>17.571</text:p>
          </table:table-cell>
          <table:table-cell table:formula="of:=[.B2]/[.B10]" office:value-type="float" office:value="5.1212224688407">
            <text:p>5.12122246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9T10:42:46</meta:creation-date>
    <dc:date>2012-08-19T11:27:26</dc:date>
    <meta:editing-duration>PT28M10S</meta:editing-duration>
    <meta:editing-cycles>2</meta:editing-cycles>
    <meta:generator>LibreOffice/3.5$Linux_X86_64 LibreOffice_project/350m1$Build-403</meta:generator>
    <meta:document-statistic meta:table-count="3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legend chart:legend-position="top" svg:x="6.733cm" svg:y="0.68cm" style:legend-expansion="wide" chart:style-name="ch2"/>
        <chart:plot-area chart:style-name="ch3" table:cell-range-address="Sheet1.A1:Sheet1.A10 Sheet1.C1:Sheet1.C10" chart:data-source-has-labels="both" svg:x="0.769cm" svg:y="1.643cm" svg:width="14.578cm" svg:height="6.762cm">
          <chartooo:coordinate-region svg:x="1.951cm" svg:y="1.845cm" svg:width="12.64cm" svg:height="5.505cm"/>
          <chart:axis chart:dimension="x" chart:name="primary-x" chart:style-name="ch4" chartooo:axis-type="auto">
            <chartooo:date-scale/>
            <chart:categories table:cell-range-address="Sheet1.A2:Sheet1.A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" chart:label-cell-address="Sheet1.C1:Sheet1.C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threaded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00099003292694">
                <text:p>1.00099003292694</text:p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1.96088472434082">
                <text:p>1.9608847243408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.86649464831804">
                <text:p>2.8664946483180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3.74282505615173">
                <text:p>3.74282505615173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3.80502346822276">
                <text:p>3.80502346822276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4.34353429550611">
                <text:p>4.34353429550611</text:p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4.81512200342466">
                <text:p>4.81512200342466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5.1212224688407">
                <text:p>5.121222468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